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fo:font-weight="normal" officeooo:rsid="001d6c15" officeooo:paragraph-rsid="001d6c15" style:font-weight-asian="normal" style:font-weight-complex="normal"/>
    </style:style>
    <style:style style:name="P4" style:family="paragraph" style:parent-style-name="Table_20_Contents">
      <style:text-properties officeooo:paragraph-rsid="001b72f4"/>
    </style:style>
    <style:style style:name="P5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fo:font-weight="normal" officeooo:rsid="00208299" style:font-weight-asian="normal" style:font-weight-complex="normal"/>
    </style:style>
    <style:style style:name="T7" style:family="text">
      <style:text-properties fo:font-weight="normal" officeooo:rsid="0022aa1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/text:p>
          </table:table-cell>
          <table:table-cell table:style-name="Table1.B1" office:value-type="string">
            <text:p text:style-name="P1">DATO: <text:span text:style-name="T6">21.</text:span><text:span text:style-name="T1">01.</text:span><text:span text:style-name="T7">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647119825" text:style-name="L1">
              <text:list-item>
                <text:p text:style-name="P5">Drone på</text:p>
              </text:list-item>
              <text:list-item>
                <text:p text:style-name="P5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4"><text:span text:style-name="T4">Dronen står stille over et gitt område i fast høyd</text:span><text:span text:style-name="T5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3">Dronen klarte ikke å holde fast høyde men stod ellers stille.</text:p>
            <text:p text:style-name="P3"/>
            <text:p text:style-name="P3">Det viser seg at direkte sollys påvirker barometersensoren som gir dronen informasjon om høyde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3">Dekker til barometersensoren med en skumbit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7:00:36.572048407</dc:date>
    <meta:editing-duration>PT34M48S</meta:editing-duration>
    <meta:editing-cycles>8</meta:editing-cycles>
    <meta:generator>LibreOffice/6.3.5.2$Linux_X86_64 LibreOffice_project/30$Build-2</meta:generator>
    <meta:document-statistic meta:table-count="1" meta:image-count="0" meta:object-count="0" meta:page-count="1" meta:paragraph-count="14" meta:word-count="76" meta:character-count="457" meta:non-whitespace-character-count="397"/>
  </office:meta>
</office:document-meta>
</file>